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CL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(255,217,152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(255,214,150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(255,216,151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(251,252,255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(84,76,91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(81,73,88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(255,202,142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(252,251,255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(86,78,93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(83,75,90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(85,77,92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(82,74,89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(80,72,87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(88,79,96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(254,213,149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(78,70,85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255,215,151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255,217,150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255,216,149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255,218,156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(88,80,95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(255,211,146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(87,79,94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(79,71,86)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(89,80,97)</text:p>
          </table:table-cell>
          <table:table-cell office:value-type="string" calcext:value-type="string">
            <text:p>Gray</text:p>
          </table:table-cell>
        </table:table-row>
      </table:table>
      <table:table table:name="Pivot Table_Sheet1_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CLR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Gray</text:p>
          </table:table-cell>
          <table:table-cell table:style-name="ce6" office:value-type="float" office:value="1233" calcext:value-type="float">
            <text:p>1233</text:p>
          </table:table-cell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7" office:value-type="float" office:value="1309" calcext:value-type="float">
            <text:p>1309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2542" calcext:value-type="float">
            <text:p>2542</text:p>
          </table:table-cell>
        </table:table-row>
      </table:table>
      <table:named-expressions>
        <table:named-range table:name="colors" table:base-cell-address="$Sheet1.$A$1" table:cell-range-address="$Sheet1.$A$1:.$C$26"/>
      </table:named-expressions>
      <table:database-ranges>
        <table:database-range table:name="colors" table:target-range-address="Sheet1.A2:Sheet1.C26"/>
      </table:database-ranges>
      <table:data-pilot-tables>
        <table:data-pilot-table table:name="DataPilot1" table:application-data="" table:target-range-address="'Pivot Table_Sheet1_1'.A1:'Pivot Table_Sheet1_1'.B6" table:buttons="'Pivot Table_Sheet1_1'.A1 'Pivot Table_Sheet1_1'.A3">
          <table:source-cell-range table:name="colors" table:cell-range-address="Sheet1.A1:Sheet1.C26"/>
          <table:data-pilot-field table:source-field-name="CLR" table:orientation="row" table:used-hierarchy="0" table:function="auto">
            <table:data-pilot-level table:show-empty="false">
              <table:data-pilot-members>
                <table:data-pilot-member table:name="Gray" table:display="true" table:show-details="true"/>
                <table:data-pilot-member table:name="Yellow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NT" table:orientation="data" table:used-hierarchy="0" table:function="sum">
            <table:data-pilot-level table:show-empty="false">
              <table:data-pilot-members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48" table:display="true" table:show-details="true"/>
                <table:data-pilot-member table:name="1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2:01:04.234390754</meta:creation-date>
    <dc:date>2014-07-31T13:09:20.536576800</dc:date>
    <meta:editing-duration>PT53M5S</meta:editing-duration>
    <meta:editing-cycles>2</meta:editing-cycles>
    <meta:generator>LibreOffice/4.2.4.2$Linux_X86_64 LibreOffice_project/420m0$Build-2</meta:generator>
    <meta:document-statistic meta:table-count="2" meta:cell-count="86" meta:object-count="0"/>
  </office:meta>
</office:document-meta>
</file>